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6cm" fo:margin-left="0.228cm" table:align="left"/>
    </style:style>
    <style:style style:name="表格1.A" style:family="table-column">
      <style:table-column-properties style:column-width="0.923cm"/>
    </style:style>
    <style:style style:name="表格1.B" style:family="table-column">
      <style:table-column-properties style:column-width="2.916cm"/>
    </style:style>
    <style:style style:name="表格1.C" style:family="table-column">
      <style:table-column-properties style:column-width="0.972cm"/>
    </style:style>
    <style:style style:name="表格1.D" style:family="table-column">
      <style:table-column-properties style:column-width="0.944cm"/>
    </style:style>
    <style:style style:name="表格1.E" style:family="table-column">
      <style:table-column-properties style:column-width="5.98cm"/>
    </style:style>
    <style:style style:name="表格1.F" style:family="table-column">
      <style:table-column-properties style:column-width="1.45cm"/>
    </style:style>
    <style:style style:name="表格1.G" style:family="table-column">
      <style:table-column-properties style:column-width="4.076cm"/>
    </style:style>
    <style:style style:name="表格1.1" style:family="table-row">
      <style:table-row-properties style:min-row-height="0.954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96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4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298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972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2" style:family="table-cell">
      <style:table-cell-properties fo:padding="0cm" fo:border="0.75pt solid #000000" style:writing-mode="lr-tb"/>
    </style:style>
    <style:style style:name="表格1.E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3" style:family="table-cell">
      <style:table-cell-properties fo:padding="0cm" fo:border="0.75pt solid #000000" style:writing-mode="lr-tb"/>
    </style:style>
    <style:style style:name="表格1.D13" style:family="table-cell">
      <style:table-cell-properties fo:padding="0cm" fo:border="0.75pt solid #000000" style:writing-mode="lr-tb"/>
    </style:style>
    <style:style style:name="表格1.E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4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58cm"/>
    </style:style>
    <style:style style:name="表格2.C" style:family="table-column">
      <style:table-column-properties style:column-width="0.961cm"/>
    </style:style>
    <style:style style:name="表格2.D" style:family="table-column">
      <style:table-column-properties style:column-width="4.718cm"/>
    </style:style>
    <style:style style:name="表格2.E" style:family="table-column">
      <style:table-column-properties style:column-width="6.796cm"/>
    </style:style>
    <style:style style:name="表格2.1" style:family="table-row">
      <style:table-row-properties style:min-row-height="1.5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style:vertical-align="middle"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1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1.039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none" fo:border-top="0.75pt solid #000000" fo:border-bottom="1pt solid #000000" style:writing-mode="lr-tb"/>
    </style:style>
    <style:style style:name="表格2.E6" style:family="table-cell">
      <style:table-cell-properties style:vertical-align="middle" fo:padding="0cm" fo:border-left="none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5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5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037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6" style:family="paragraph" style:parent-style-name="本文">
      <style:paragraph-properties fo:margin-left="0.843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Table_20_Paragraph">
      <style:paragraph-properties fo:margin-left="1.889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fo:font-size="11pt" officeooo:paragraph-rsid="001df80d" style:font-size-asian="11pt" style:font-size-complex="11pt"/>
    </style:style>
    <style:style style:name="P8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9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style:font-size-asian="11pt" style:font-size-complex="11pt"/>
    </style:style>
    <style:style style:name="P10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fo:font-size="11pt" officeooo:paragraph-rsid="0026a041" style:font-size-asian="11pt" style:font-size-complex="11pt"/>
    </style:style>
    <style:style style:name="P11" style:family="paragraph" style:parent-style-name="Table_20_Paragraph">
      <style:paragraph-properties fo:margin-left="0cm" fo:margin-right="1.782cm" fo:margin-top="0.23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fo:font-size="11pt" officeooo:paragraph-rsid="00275f53" style:font-size-asian="11pt" style:font-size-complex="11pt"/>
    </style:style>
    <style:style style:name="P12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fo:font-size="11pt" officeooo:paragraph-rsid="0019a27f" style:font-size-asian="11pt" style:font-size-complex="11pt"/>
    </style:style>
    <style:style style:name="P13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4" style:family="paragraph" style:parent-style-name="Table_20_Paragraph">
      <style:paragraph-properties style:punctuation-wrap="simple"/>
    </style:style>
    <style:style style:name="P15" style:family="paragraph" style:parent-style-name="Table_20_Paragraph">
      <style:paragraph-properties fo:margin-top="0.298cm" fo:margin-bottom="0cm" style:contextual-spacing="false" style:punctuation-wrap="simple"/>
    </style:style>
    <style:style style:name="P16" style:family="paragraph" style:parent-style-name="Table_20_Paragraph">
      <style:paragraph-properties fo:text-align="justify" style:justify-single-word="false" style:punctuation-wrap="simple"/>
    </style:style>
    <style:style style:name="P17" style:family="paragraph" style:parent-style-name="Table_20_Paragraph">
      <style:paragraph-properties fo:margin-left="0.046cm" fo:margin-right="-0.026cm" fo:margin-top="0.231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8" style:family="paragraph" style:parent-style-name="Table_20_Paragraph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19" style:family="paragraph" style:parent-style-name="Table_20_Paragraph">
      <style:paragraph-properties fo:margin-left="0.878cm" fo:margin-right="0.46cm" fo:margin-top="0.196cm" fo:margin-bottom="0cm" style:contextual-spacing="false" fo:line-height="93%" fo:text-indent="-0.347cm" style:auto-text-indent="false" style:punctuation-wrap="simple">
        <style:tab-stops/>
      </style:paragraph-properties>
    </style:style>
    <style:style style:name="P20" style:family="paragraph" style:parent-style-name="本文">
      <style:paragraph-properties fo:margin-left="1.559cm" fo:margin-right="2.491cm" fo:margin-top="0.302cm" fo:margin-bottom="0cm" style:contextual-spacing="false" fo:line-height="93%" fo:text-indent="-0.716cm" style:auto-text-indent="false" style:punctuation-wrap="simple">
        <style:tab-stops/>
      </style:paragraph-properties>
    </style:style>
    <style:style style:name="P21" style:family="paragraph" style:parent-style-name="Table_20_Paragraph">
      <style:paragraph-properties fo:margin-left="0.706cm" fo:margin-right="0.672cm" fo:margin-top="0.203cm" fo:margin-bottom="0cm" style:contextual-spacing="false" fo:line-height="92%" fo:text-indent="0.346cm" style:auto-text-indent="false" style:punctuation-wrap="simple">
        <style:tab-stops/>
      </style:paragraph-properties>
    </style:style>
    <style:style style:name="P22" style:family="paragraph" style:parent-style-name="Table_20_Paragraph">
      <style:paragraph-properties fo:margin-left="0.878cm" fo:margin-right="0.672cm" fo:margin-top="0.203cm" fo:margin-bottom="0cm" style:contextual-spacing="false" fo:line-height="92%" fo:text-indent="-0.175cm" style:auto-text-indent="false" style:punctuation-wrap="simple">
        <style:tab-stops/>
      </style:paragraph-properties>
    </style:style>
    <style:style style:name="P23" style:family="paragraph" style:parent-style-name="Table_20_Paragraph">
      <style:paragraph-properties fo:margin-left="0.531cm" fo:margin-right="0.155cm" fo:margin-top="0.203cm" fo:margin-bottom="0cm" style:contextual-spacing="false" fo:line-height="92%" fo:text-indent="-0.347cm" style:auto-text-indent="false" style:punctuation-wrap="simple">
        <style:tab-stops/>
      </style:paragraph-properties>
    </style:style>
    <style:style style:name="P24" style:family="paragraph" style:parent-style-name="Table_20_Paragraph">
      <style:paragraph-properties fo:margin-left="1.053cm" fo:margin-right="0.199cm" fo:margin-top="0.007cm" fo:margin-bottom="0cm" style:contextual-spacing="false" fo:line-height="92%" fo:text-indent="-0.801cm" style:auto-text-indent="false" fo:break-before="page" style:punctuation-wrap="simple">
        <style:tab-stops/>
      </style:paragraph-properties>
    </style:style>
    <style:style style:name="P25" style:family="paragraph" style:parent-style-name="Table_20_Paragraph">
      <style:paragraph-properties fo:margin-left="1.171cm" fo:margin-right="0.06cm" fo:margin-top="0.219cm" fo:margin-bottom="0cm" style:contextual-spacing="false" fo:line-height="92%" fo:text-indent="-1.037cm" style:auto-text-indent="false" style:punctuation-wrap="simple">
        <style:tab-stops/>
      </style:paragraph-properties>
    </style:style>
    <style:style style:name="P26" style:family="paragraph" style:parent-style-name="Table_20_Paragraph">
      <style:paragraph-properties fo:margin-left="0.427cm" fo:margin-right="0cm" fo:line-height="0.462cm" fo:text-indent="0cm" style:auto-text-indent="false" style:punctuation-wrap="simple">
        <style:tab-stops/>
      </style:paragraph-properties>
    </style:style>
    <style:style style:name="P27" style:family="paragraph" style:parent-style-name="本文">
      <style:paragraph-properties style:punctuation-wrap="simple"/>
      <style:text-properties fo:font-size="4pt" style:font-size-asian="4pt" style:font-size-complex="4pt"/>
    </style:style>
    <style:style style:name="P28" style:family="paragraph" style:parent-style-name="Table_20_Paragraph">
      <style:paragraph-properties fo:margin-left="1.212cm" fo:margin-right="0cm" fo:margin-top="0.05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0.386cm" fo:margin-right="0cm" fo:margin-top="0.2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Table_20_Paragraph">
      <style:paragraph-properties fo:margin-left="0.037cm" fo:margin-right="0cm" fo:margin-top="0.15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.614cm" fo:margin-right="0cm" fo:margin-top="0.09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1.138cm" fo:margin-right="1.138cm" fo:margin-top="0.05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4.558cm" fo:margin-right="4.517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6" style:family="paragraph" style:parent-style-name="Table_20_Paragraph">
      <style:paragraph-properties fo:margin-left="0.06cm" fo:margin-right="0cm" fo:margin-top="0.04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7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style:font-name="標楷體1" fo:font-size="11pt" officeooo:paragraph-rsid="0019a27f" style:font-name-asian="標楷體1" style:font-size-asian="11pt" style:font-size-complex="11pt"/>
    </style:style>
    <style:style style:name="P38" style:family="paragraph" style:parent-style-name="Table_20_Paragraph">
      <style:paragraph-properties fo:margin-left="0cm" fo:margin-right="0.229cm" fo:margin-top="0.041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39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40" style:family="paragraph" style:parent-style-name="Table_20_Paragraph">
      <style:paragraph-properties style:punctuation-wrap="simple"/>
      <style:text-properties style:font-name="標楷體1" fo:font-size="11pt" officeooo:rsid="001bdb52" officeooo:paragraph-rsid="001bdb52" style:font-name-asian="標楷體1" style:font-size-asian="11pt" style:font-name-complex="Times New Roman" style:font-size-complex="11pt"/>
    </style:style>
    <style:style style:name="P41" style:family="paragraph" style:parent-style-name="Table_20_Paragraph">
      <style:paragraph-properties fo:margin-left="0.046cm" fo:margin-right="-0.026cm" fo:margin-top="0.20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2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3" style:family="paragraph" style:parent-style-name="Table_20_Paragraph">
      <style:paragraph-properties fo:margin-left="0.046cm" fo:margin-right="-0.026cm" fo:margin-top="0.24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44" style:family="paragraph" style:parent-style-name="Table_20_Paragraph">
      <style:paragraph-properties fo:margin-left="0.046cm" fo:margin-right="-0.051cm" fo:margin-top="0.29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6cm" style:font-name-asian="標楷體1" style:font-size-asian="11pt" style:font-size-complex="11pt"/>
    </style:style>
    <style:style style:name="P45" style:family="paragraph" style:parent-style-name="Table_20_Paragraph">
      <style:paragraph-properties fo:margin-left="0.046cm" fo:margin-right="-0.051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-0.051cm" style:font-name-asian="標楷體1" style:font-size-asian="11pt" style:font-size-complex="11pt"/>
    </style:style>
    <style:style style:name="P46" style:family="paragraph" style:parent-style-name="Table_20_Paragraph">
      <style:paragraph-properties fo:margin-left="0.878cm" fo:margin-right="0.155cm" fo:margin-top="0.196cm" fo:margin-bottom="0cm" style:contextual-spacing="false" fo:line-height="93%" fo:text-indent="-0.695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47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7.5pt" style:font-name-asian="標楷體1" style:font-size-asian="7.5pt" style:font-size-complex="7.5pt"/>
    </style:style>
    <style:style style:name="P48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49" style:family="paragraph" style:parent-style-name="Table_20_Paragraph">
      <style:paragraph-properties fo:margin-left="0cm" fo:margin-right="0cm" fo:margin-top="0.206cm" fo:margin-bottom="0cm" style:contextual-spacing="false" fo:text-indent="0cm" style:auto-text-indent="false" style:punctuation-wrap="simple">
        <style:tab-stops>
          <style:tab-stop style:position="1.258cm"/>
          <style:tab-stop style:position="2.667cm"/>
          <style:tab-stop style:position="3.925cm"/>
        </style:tab-stops>
      </style:paragraph-properties>
    </style:style>
    <style:style style:name="P50" style:family="paragraph" style:parent-style-name="本文">
      <style:paragraph-properties fo:margin-left="12.185cm" fo:margin-right="0cm" fo:margin-top="0.076cm" fo:margin-bottom="0cm" style:contextual-spacing="false" fo:text-indent="0cm" style:auto-text-indent="false" style:punctuation-wrap="simple">
        <style:tab-stops>
          <style:tab-stop style:position="2.538cm"/>
          <style:tab-stop style:position="3.385cm"/>
          <style:tab-stop style:position="4.232cm"/>
        </style:tab-stops>
      </style:paragraph-properties>
    </style:style>
    <style:style style:name="P51" style:family="paragraph" style:parent-style-name="Heading_20_2" style:master-page-name="MP0">
      <style:paragraph-properties fo:margin-left="1.847cm" fo:margin-right="0cm" fo:line-height="0.887cm" fo:text-indent="0cm" style:auto-text-indent="false" style:page-number="auto" fo:break-before="page" style:punctuation-wrap="simple">
        <style:tab-stops/>
      </style:paragraph-properties>
    </style:style>
    <style:style style:name="P52" style:family="paragraph" style:parent-style-name="Heading_20_2">
      <style:paragraph-properties fo:margin-left="0cm" fo:margin-right="1.658cm" fo:margin-top="0.069cm" fo:margin-bottom="0cm" style:contextual-spacing="false" fo:text-indent="0cm" style:auto-text-indent="false" style:punctuation-wrap="simple">
        <style:tab-stops/>
      </style:paragraph-properties>
      <style:text-properties fo:font-size="10pt" style:font-size-asian="10pt" style:font-size-complex="10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fo:letter-spacing="-0.048cm" style:font-size-asian="11pt" style:font-size-complex="11pt"/>
    </style:style>
    <style:style style:name="T8" style:family="text">
      <style:text-properties fo:font-size="11pt" fo:letter-spacing="-0.044cm" style:font-size-asian="11pt" style:font-size-complex="11pt"/>
    </style:style>
    <style:style style:name="T9" style:family="text">
      <style:text-properties fo:font-size="11pt" fo:letter-spacing="-0.046cm" style:font-size-asian="11pt" style:font-size-complex="11pt"/>
    </style:style>
    <style:style style:name="T10" style:family="text">
      <style:text-properties fo:font-size="11pt" fo:letter-spacing="-0.037cm" style:font-size-asian="11pt" style:font-size-complex="11pt"/>
    </style:style>
    <style:style style:name="T11" style:family="text">
      <style:text-properties fo:font-size="11pt" fo:letter-spacing="-0.042cm" style:font-size-asian="11pt" style:font-size-complex="11pt"/>
    </style:style>
    <style:style style:name="T12" style:family="text">
      <style:text-properties fo:font-size="11pt" fo:letter-spacing="-0.064cm" style:font-size-asian="11pt" style:font-size-complex="11pt"/>
    </style:style>
    <style:style style:name="T13" style:family="text">
      <style:text-properties fo:font-size="11pt" fo:letter-spacing="-0.055cm" style:font-size-asian="11pt" style:font-size-complex="11pt"/>
    </style:style>
    <style:style style:name="T14" style:family="text">
      <style:text-properties fo:font-size="12pt" style:font-size-asian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標楷體1" officeooo:rsid="0019a27f" style:font-name-asian="標楷體1"/>
    </style:style>
    <style:style style:name="T17" style:family="text">
      <style:text-properties style:font-name="標楷體1" officeooo:rsid="0022fdaf" style:font-name-asian="標楷體1"/>
    </style:style>
    <style:style style:name="T18" style:family="text">
      <style:text-properties style:font-name="標楷體1" officeooo:rsid="002a76ec" style:font-name-asian="標楷體1"/>
    </style:style>
    <style:style style:name="T19" style:family="text">
      <style:text-properties style:font-name="標楷體1" fo:font-size="11pt" style:font-name-asian="標楷體1" style:font-size-asian="11pt" style:font-size-complex="11pt"/>
    </style:style>
    <style:style style:name="T20" style:family="text">
      <style:text-properties style:font-name="標楷體1" fo:font-size="11pt" officeooo:rsid="0019a27f" style:font-name-asian="標楷體1" style:font-size-asian="11pt" style:font-size-complex="11pt"/>
    </style:style>
    <style:style style:name="T21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22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23" style:family="text">
      <style:text-properties style:font-name="標楷體1" fo:font-size="11pt" fo:letter-spacing="-0.032cm" style:font-name-asian="標楷體1" style:font-size-asian="11pt" style:font-size-complex="11pt"/>
    </style:style>
    <style:style style:name="T24" style:family="text">
      <style:text-properties style:font-name="標楷體1" fo:font-size="11pt" fo:letter-spacing="-0.048cm" style:font-name-asian="標楷體1" style:font-size-asian="11pt" style:font-size-complex="11pt"/>
    </style:style>
    <style:style style:name="T25" style:family="text">
      <style:text-properties style:font-name="標楷體1" fo:font-size="11pt" fo:letter-spacing="-0.035cm" style:font-name-asian="標楷體1" style:font-size-asian="11pt" style:font-size-complex="11pt"/>
    </style:style>
    <style:style style:name="T26" style:family="text">
      <style:text-properties style:font-name="標楷體1" fo:font-size="11pt" fo:letter-spacing="-0.039cm" style:font-name-asian="標楷體1" style:font-size-asian="11pt" style:font-size-complex="11pt"/>
    </style:style>
    <style:style style:name="T27" style:family="text">
      <style:text-properties style:font-name="標楷體1" fo:font-size="11pt" fo:letter-spacing="-0.025cm" style:font-name-asian="標楷體1" style:font-size-asian="11pt" style:font-size-complex="11pt"/>
    </style:style>
    <style:style style:name="T28" style:family="text">
      <style:text-properties style:font-name="標楷體1" fo:font-size="11pt" fo:letter-spacing="-0.044cm" style:font-name-asian="標楷體1" style:font-size-asian="11pt" style:font-size-complex="11pt"/>
    </style:style>
    <style:style style:name="T29" style:family="text">
      <style:text-properties style:font-name="標楷體1" fo:font-size="11pt" fo:letter-spacing="-0.044cm" officeooo:rsid="0019a27f" style:letter-kerning="false" style:font-name-asian="標楷體1" style:font-size-asian="11pt" style:font-name-complex="微軟正黑體" style:font-size-complex="11pt"/>
    </style:style>
    <style:style style:name="T30" style:family="text">
      <style:text-properties style:font-name="標楷體1" fo:font-size="11pt" fo:letter-spacing="-0.215cm" style:font-name-asian="標楷體1" style:font-size-asian="11pt" style:font-size-complex="11pt"/>
    </style:style>
    <style:style style:name="T31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32" style:family="text">
      <style:text-properties style:font-name="標楷體1" fo:font-size="11pt" fo:letter-spacing="0.016cm" style:letter-kerning="false" style:font-name-asian="標楷體1" style:font-size-asian="11pt" style:font-name-complex="微軟正黑體" style:font-size-complex="11pt"/>
    </style:style>
    <style:style style:name="T33" style:family="text">
      <style:text-properties style:font-name="標楷體1" fo:font-size="11pt" fo:letter-spacing="0.016cm" officeooo:rsid="0019a27f" style:letter-kerning="false" style:font-name-asian="標楷體1" style:font-size-asian="11pt" style:font-name-complex="微軟正黑體" style:font-size-complex="11pt"/>
    </style:style>
    <style:style style:name="T34" style:family="text">
      <style:text-properties style:font-name="標楷體1" fo:font-size="11pt" fo:letter-spacing="-0.046cm" style:font-name-asian="標楷體1" style:font-size-asian="11pt" style:font-size-complex="11pt"/>
    </style:style>
    <style:style style:name="T35" style:family="text">
      <style:text-properties style:font-name="標楷體1" fo:font-size="11pt" fo:letter-spacing="-0.037cm" style:font-name-asian="標楷體1" style:font-size-asian="11pt" style:font-size-complex="11pt"/>
    </style:style>
    <style:style style:name="T36" style:family="text">
      <style:text-properties style:font-name="標楷體1" fo:font-size="11pt" fo:letter-spacing="-0.049cm" style:font-name-asian="標楷體1" style:font-size-asian="11pt" style:font-size-complex="11pt"/>
    </style:style>
    <style:style style:name="T37" style:family="text">
      <style:text-properties style:font-name="標楷體1" fo:font-size="11pt" fo:letter-spacing="-0.042cm" style:font-name-asian="標楷體1" style:font-size-asian="11pt" style:font-size-complex="11pt"/>
    </style:style>
    <style:style style:name="T38" style:family="text">
      <style:text-properties style:font-name="標楷體1" fo:letter-spacing="0.016cm" style:letter-kerning="false" style:font-name-asian="標楷體1" style:font-name-complex="微軟正黑體"/>
    </style:style>
    <style:style style:name="T39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40" style:family="text">
      <style:text-properties style:font-name="標楷體1" fo:letter-spacing="0.016cm" officeooo:rsid="001df80d" style:letter-kerning="false" style:font-name-asian="標楷體1" style:font-name-complex="微軟正黑體"/>
    </style:style>
    <style:style style:name="T41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42" style:family="text">
      <style:text-properties style:font-name="標楷體1" fo:letter-spacing="0.016cm" officeooo:rsid="0027ff7c" style:letter-kerning="false" style:font-name-asian="標楷體1" style:font-name-complex="微軟正黑體"/>
    </style:style>
    <style:style style:name="T43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44" style:family="text">
      <style:text-properties style:font-name="標楷體1" fo:letter-spacing="-0.044cm" officeooo:rsid="001df80d" style:letter-kerning="false" style:font-name-asian="標楷體1" style:font-name-complex="微軟正黑體"/>
    </style:style>
    <style:style style:name="T45" style:family="text">
      <style:text-properties style:font-name="標楷體1" fo:letter-spacing="-0.044cm" officeooo:rsid="0022fdaf" style:letter-kerning="false" style:font-name-asian="標楷體1" style:font-name-complex="微軟正黑體"/>
    </style:style>
    <style:style style:name="T46" style:family="text">
      <style:text-properties style:font-name="標楷體1" fo:letter-spacing="-0.044cm" officeooo:rsid="0027ff7c" style:letter-kerning="false" style:font-name-asian="標楷體1" style:font-name-complex="微軟正黑體"/>
    </style:style>
    <style:style style:name="T47" style:family="text">
      <style:text-properties style:font-name="標楷體1" fo:letter-spacing="-0.044cm" officeooo:rsid="002a76ec" style:letter-kerning="false" style:font-name-asian="標楷體1" style:font-name-complex="微軟正黑體"/>
    </style:style>
    <style:style style:name="T48" style:family="text">
      <style:text-properties officeooo:rsid="0019a27f"/>
    </style:style>
    <style:style style:name="T49" style:family="text">
      <style:text-properties fo:letter-spacing="0.016cm" style:letter-kerning="false" style:font-name-complex="微軟正黑體"/>
    </style:style>
    <style:style style:name="T50" style:family="text">
      <style:text-properties fo:letter-spacing="0.016cm" officeooo:rsid="0019a27f" style:letter-kerning="false" style:font-name-complex="微軟正黑體"/>
    </style:style>
    <style:style style:name="T51" style:family="text">
      <style:text-properties fo:letter-spacing="-0.044cm" officeooo:rsid="0019a27f" style:letter-kerning="false" style:font-name-complex="微軟正黑體"/>
    </style:style>
    <style:style style:name="T52" style:family="text">
      <style:text-properties fo:letter-spacing="-0.044cm" officeooo:rsid="002a76ec" style:letter-kerning="false" style:font-name-complex="微軟正黑體"/>
    </style:style>
    <style:style style:name="T53" style:family="text">
      <style:text-properties fo:background-color="#ffffff" loext:char-shading-value="0"/>
    </style:style>
    <style:style style:name="T54" style:family="text">
      <style:text-properties officeooo:rsid="004feee6"/>
    </style:style>
    <style:style style:name="T55" style:family="text">
      <style:text-properties officeooo:rsid="002a76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1" text:outline-level="2">附件十八、出流管制設施使用期間督導查核紀錄表</text:h>
      <text:p text:style-name="P50"><text:span text:style-name="T15">檢查日期：:</text:span><text:span text:style-name="T14">MM_SVCheck_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28">出流管制計畫書</text:p>
          </table:table-cell>
          <table:table-cell table:style-name="表格1.B1" office:value-type="string">
            <text:p text:style-name="P13"><text:span text:style-name="預設段落字型"><text:span text:style-name="T19">計<text:tab/>畫<text:tab/>名<text:tab/></text:span></text:span><text:span text:style-name="預設段落字型"><text:span text:style-name="T23">稱</text:span></text:span></text:p>
          </table:table-cell>
          <table:table-cell table:style-name="表格1.C1" table:number-columns-spanned="3" office:value-type="string">
            <text:p text:style-name="P14"><text:span text:style-name="預設段落字型"><text:span text:style-name="T21">:OFP_Name</text:span></text:span></text:p>
          </table:table-cell>
          <table:covered-table-cell/>
          <table:covered-table-cell/>
          <table:table-cell table:style-name="表格1.F1" office:value-type="string">
            <text:p text:style-name="P29">案號</text:p>
          </table:table-cell>
          <table:table-cell table:style-name="表格1.G1" office:value-type="string">
            <text:p text:style-name="P14"><text:span text:style-name="預設段落字型"><text:span text:style-name="T21">:OFP_No</text:span>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41">核定日期文 號</text:p>
          </table:table-cell>
          <table:table-cell table:style-name="表格1.C2" table:number-columns-spanned="5" office:value-type="string">
            <text:p text:style-name="P49"><text:span text:style-name="預設段落字型"><text:span text:style-name="T24">:Approved_N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13"><text:span text:style-name="預設段落字型"><text:span text:style-name="T19">開<text:tab/>工<text:tab/>日<text:tab/></text:span></text:span><text:span text:style-name="預設段落字型"><text:span text:style-name="T23">期</text:span></text:span></text:p>
          </table:table-cell>
          <table:table-cell table:style-name="表格1.C2" table:number-columns-spanned="5" office:value-type="string">
            <text:p text:style-name="P39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4" office:value-type="string">
            <text:p text:style-name="P41">核定完工日 期</text:p>
          </table:table-cell>
          <table:table-cell table:style-name="表格1.C2" table:number-columns-spanned="5" office:value-type="string">
            <text:p text:style-name="P39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42">申報完工日 期</text:p>
          </table:table-cell>
          <table:table-cell table:style-name="表格1.C2" table:number-columns-spanned="5" office:value-type="string">
            <text:p text:style-name="P39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34">義務人</text:p>
          </table:table-cell>
          <table:table-cell table:style-name="表格1.B6" office:value-type="string">
            <text:p text:style-name="P43">姓 名 或 名 稱</text:p>
          </table:table-cell>
          <table:table-cell table:style-name="表格1.C2" table:number-columns-spanned="5" office:value-type="string">
            <text:p text:style-name="P16"><text:span text:style-name="預設段落字型"><text:span text:style-name="T21">:Payer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7"><text:span text:style-name="預設段落字型"><text:span text:style-name="T19">身<text:tab/>分<text:tab/>證<text:tab/></text:span></text:span><text:span text:style-name="預設段落字型"><text:span text:style-name="T23">或</text:span></text:span><text:span text:style-name="預設段落字型"><text:span text:style-name="T25">營利</text:span></text:span><text:span text:style-name="預設段落字型"><text:span text:style-name="T26">事</text:span></text:span><text:span text:style-name="預設段落字型"><text:span text:style-name="T25">業</text:span></text:span><text:span text:style-name="預設段落字型"><text:span text:style-name="T26">統</text:span></text:span><text:span text:style-name="預設段落字型"><text:span text:style-name="T25">一</text:span></text:span><text:span text:style-name="預設段落字型"><text:span text:style-name="T26">編</text:span></text:span><text:span text:style-name="預設段落字型"><text:span text:style-name="T27">號</text:span></text:span></text:p>
          </table:table-cell>
          <table:table-cell table:style-name="表格1.C2" table:number-columns-spanned="5" office:value-type="string">
            <text:p text:style-name="P16"><text:span text:style-name="預設段落字型"><text:span text:style-name="T21">:pA_Num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office:value-type="string">
            <text:p text:style-name="P44">住居所或營業所</text:p>
          </table:table-cell>
          <table:table-cell table:style-name="表格1.C2" table:number-columns-spanned="5" office:value-type="string">
            <text:p text:style-name="P16"><text:span text:style-name="預設段落字型"><text:span text:style-name="T19">:PA_</text:span></text:span><text:span text:style-name="預設段落字型"><text:span text:style-name="T21">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47"/>
            <text:p text:style-name="P30">實施地點土地標示</text:p>
          </table:table-cell>
          <table:covered-table-cell/>
          <table:table-cell table:style-name="表格1.C2" table:number-columns-spanned="5" office:value-type="string">
            <text:p text:style-name="P15"><text:span text:style-name="預設段落字型"><text:span text:style-name="T21">: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18"><text:span text:style-name="預設段落字型"><text:span text:style-name="T28">一、是</text:span></text:span><text:span text:style-name="預設段落字型"><text:span text:style-name="T24">否</text:span></text:span><text:span text:style-name="預設段落字型"><text:span text:style-name="T28">依規</text:span></text:span><text:span text:style-name="預設段落字型"><text:span text:style-name="T24">定</text:span></text:span><text:span text:style-name="預設段落字型"><text:span text:style-name="T28">提送</text:span></text:span><text:span text:style-name="預設段落字型"><text:span text:style-name="T24">「</text:span></text:span><text:span text:style-name="預設段落字型"><text:span text:style-name="T28">出</text:span></text:span><text:span text:style-name="預設段落字型"><text:span text:style-name="T24">流</text:span></text:span><text:span text:style-name="預設段落字型"><text:span text:style-name="T28">管制設</text:span></text:span><text:span text:style-name="預設段落字型"><text:span text:style-name="T24">施</text:span></text:span><text:span text:style-name="預設段落字型"><text:span text:style-name="T28">使用</text:span></text:span><text:span text:style-name="預設段落字型"><text:span text:style-name="T24">期</text:span></text:span><text:span text:style-name="預設段落字型"><text:span text:style-name="T28">間定</text:span></text:span><text:span text:style-name="預設段落字型"><text:span text:style-name="T24">期</text:span></text:span><text:span text:style-name="預設段落字型"><text:span text:style-name="T28">檢</text:span></text:span><text:span text:style-name="預設段落字型"><text:span text:style-name="T24">查</text:span></text:span><text:span text:style-name="預設段落字型"><text:span text:style-name="T28">紀錄表</text:span></text:span><text:span text:style-name="預設段落字型"><text:span text:style-name="T30">」</text:span></text:span><text:span text:style-name="預設段落字型"><text:span text:style-name="T22">：</text:span></text:span><text:span text:style-name="預設段落字型"><text:span text:style-name="T31"> </text:span></text:span><text:span text:style-name="預設段落字型"><text:span text:style-name="T32">:T</text:span></text:span><text:span text:style-name="預設段落字型"><text:span text:style-name="T33">r</text:span></text:span><text:span text:style-name="預設段落字型"><text:span text:style-name="T29">ue0</text:span></text:span><text:span text:style-name="預設段落字型"><text:span text:style-name="T19">是<text:tab/>:</text:span></text:span><text:span text:style-name="預設段落字型"><text:span text:style-name="T20">False0</text:span></text:span><text:span text:style-name="預設段落字型"><text:span text:style-name="T28">否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31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2" office:value-type="string">
            <text:p text:style-name="P48"/>
            <text:p text:style-name="P32">檢查項目</text:p>
          </table:table-cell>
          <table:covered-table-cell/>
          <table:table-cell table:style-name="表格1.C12" table:number-columns-spanned="2" office:value-type="string">
            <text:p text:style-name="P33">合格</text:p>
          </table:table-cell>
          <table:covered-table-cell/>
          <table:table-cell table:style-name="表格1.E13" table:number-rows-spanned="2" table:number-columns-spanned="3" office:value-type="string">
            <text:p text:style-name="P48"/>
            <text:p text:style-name="P35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table-cell table:style-name="表格1.C13" office:value-type="string">
            <text:p text:style-name="P38">是</text:p>
          </table:table-cell>
          <table:table-cell table:style-name="表格1.D13" office:value-type="string">
            <text:p text:style-name="P36">否</text:p>
          </table:table-cell>
          <table:covered-table-cell table:style-name="表格1.E13"/>
          <table:covered-table-cell/>
          <table:covered-table-cell/>
        </table:table-row>
        <table:table-row table:style-name="表格1.14">
          <table:table-cell table:style-name="表格1.A14" table:number-columns-spanned="2" office:value-type="string">
            <text:p text:style-name="P19"><text:span text:style-name="預設段落字型"><text:span text:style-name="T28">排水路暢通未淤積</text:span></text:span><text:span text:style-name="預設段落字型"><text:span text:style-name="T34">且結構未破損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2</text:span></text:span></text:p>
          </table:table-cell>
          <table:table-cell table:style-name="表格1.C14" office:value-type="string">
            <text:p text:style-name="P37"><text:span text:style-name="預設段落字型"><text:span text:style-name="T48">:False</text:span></text:span><text:span text:style-name="預設段落字型"><text:span text:style-name="T55">2</text:span></text:span></text:p>
          </table:table-cell>
          <table:table-cell table:style-name="表格1.C2" table:number-columns-spanned="3" office:value-type="string">
            <text:p text:style-name="P40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2" office:value-type="string">
            <text:p text:style-name="P21"><text:span text:style-name="預設段落字型"><text:span text:style-name="T35">排水路設施</text:span></text:span><text:span text:style-name="預設段落字型"><text:span text:style-name="T36">未遭占用或移除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50">:Tr</text:span></text:span><text:span text:style-name="預設段落字型"><text:span text:style-name="T51">ue</text:span></text:span><text:span text:style-name="預設段落字型"><text:span text:style-name="T52">3</text:span></text:span></text:p>
          </table:table-cell>
          <table:table-cell table:style-name="表格1.C14" office:value-type="string">
            <text:p text:style-name="P37"><text:span text:style-name="預設段落字型"><text:span text:style-name="T48">:False</text:span></text:span><text:span text:style-name="預設段落字型"><text:span text:style-name="T55">3</text:span></text:span></text:p>
          </table:table-cell>
          <table:table-cell table:style-name="表格1.C2" table:number-columns-spanned="3" office:value-type="string">
            <text:p text:style-name="P40">:Note1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2" office:value-type="string">
            <text:p text:style-name="P22"><text:span text:style-name="預設段落字型"><text:span text:style-name="T36">滯洪設施未淤積</text:span></text:span><text:span text:style-name="預設段落字型"><text:span text:style-name="T34">且結構未破損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4</text:span></text:span></text:p>
          </table:table-cell>
          <table:table-cell table:style-name="表格1.C14" office:value-type="string">
            <text:p text:style-name="P37"><text:span text:style-name="預設段落字型"><text:span text:style-name="T48">:False</text:span></text:span><text:span text:style-name="預設段落字型"><text:span text:style-name="T55">4</text:span></text:span></text:p>
          </table:table-cell>
          <table:table-cell table:style-name="表格1.C2" table:number-columns-spanned="3" office:value-type="string">
            <text:p text:style-name="P40">:Note2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2" office:value-type="string">
            <text:p text:style-name="P48"/>
            <text:p text:style-name="P45">滯洪設施未遭占用、移除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5</text:span></text:span></text:p>
          </table:table-cell>
          <table:table-cell table:style-name="表格1.C14" office:value-type="string">
            <text:p text:style-name="P37"><text:span text:style-name="預設段落字型"><text:span text:style-name="T48">:False</text:span></text:span><text:span text:style-name="預設段落字型"><text:span text:style-name="T55">5</text:span></text:span></text:p>
          </table:table-cell>
          <table:table-cell table:style-name="表格1.C2" table:number-columns-spanned="3" office:value-type="string">
            <text:p text:style-name="P40">:Note3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2" office:value-type="string">
            <text:p text:style-name="P46">排水出流工暢通未淤積且結構未破損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6</text:span></text:span></text:p>
          </table:table-cell>
          <table:table-cell table:style-name="表格1.C14" office:value-type="string">
            <text:p text:style-name="P37"><text:span text:style-name="預設段落字型"><text:span text:style-name="T48">:False</text:span></text:span><text:span text:style-name="預設段落字型"><text:span text:style-name="T55">6</text:span></text:span></text:p>
          </table:table-cell>
          <table:table-cell table:style-name="表格1.C2" table:number-columns-spanned="3" office:value-type="string">
            <text:p text:style-name="P40">:Note4</text:p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2" office:value-type="string">
            <text:p text:style-name="P23"><text:span text:style-name="預設段落字型"><text:span text:style-name="T24">排水出流處聯外排水路</text:span></text:span><text:span text:style-name="預設段落字型"><text:span text:style-name="T37">暢通未淤積、淘刷</text:span></text:span></text:p>
          </table:table-cell>
          <table:covered-table-cell/>
          <table:table-cell table:style-name="表格1.C14" office:value-type="string">
            <text:p text:style-name="P37"><text:span text:style-name="預設段落字型"><text:span text:style-name="T49">:T</text:span></text:span><text:span text:style-name="預設段落字型"><text:span text:style-name="T50">r</text:span></text:span><text:span text:style-name="預設段落字型"><text:span text:style-name="T51">ue</text:span></text:span><text:span text:style-name="預設段落字型"><text:span text:style-name="T52">7</text:span></text:span></text:p>
          </table:table-cell>
          <table:table-cell table:style-name="表格1.C14" office:value-type="string">
            <text:p text:style-name="P37"><text:span text:style-name="預設段落字型"><text:span text:style-name="T48">:False</text:span></text:span><text:span text:style-name="預設段落字型"><text:span text:style-name="T55">7</text:span></text:span></text:p>
          </table:table-cell>
          <table:table-cell table:style-name="表格1.C2" table:number-columns-spanned="3" office:value-type="string">
            <text:p text:style-name="P40">:Note5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24"><text:span text:style-name="預設段落字型"><text:span text:style-name="T8">抽水機</text:span></text:span><text:span text:style-name="預設段落字型"><text:span text:style-name="T2">(</text:span></text:span><text:span text:style-name="預設段落字型"><text:span text:style-name="T7">含備援抽水機</text:span></text:span><text:span text:style-name="預設段落字型"><text:span text:style-name="T3">) </text:span></text:span><text:span text:style-name="預設段落字型"><text:span text:style-name="T10">有定期維護</text:span></text:span></text:p>
            <text:p text:style-name="P26"><text:span text:style-name="預設段落字型"><text:span text:style-name="T4">(</text:span></text:span><text:span text:style-name="預設段落字型"><text:span text:style-name="T6">應附定期維護紀錄</text:span></text:span><text:span text:style-name="預設段落字型"><text:span text:style-name="T3">)</text:span></text:span></text:p>
          </table:table-cell>
          <table:table-cell table:style-name="表格2.B1" office:value-type="string">
            <text:p text:style-name="P12"><text:span text:style-name="預設段落字型"><text:span text:style-name="T38">:T</text:span></text:span><text:span text:style-name="預設段落字型"><text:span text:style-name="T39">r</text:span></text:span><text:span text:style-name="預設段落字型"><text:span text:style-name="T43">ue</text:span></text:span><text:span text:style-name="預設段落字型"><text:span text:style-name="T47">8</text:span></text:span></text:p>
          </table:table-cell>
          <table:table-cell table:style-name="表格2.B1" office:value-type="string">
            <text:p text:style-name="P12"><text:span text:style-name="預設段落字型"><text:span text:style-name="T16">:False</text:span></text:span><text:span text:style-name="預設段落字型"><text:span text:style-name="T18">8</text:span></text:span></text:p>
          </table:table-cell>
          <table:table-cell table:style-name="表格2.D1" table:number-columns-spanned="2" office:value-type="string">
            <text:p text:style-name="P40">:Note6</text:p>
          </table:table-cell>
          <table:covered-table-cell/>
        </table:table-row>
        <table:table-row table:style-name="表格2.2">
          <table:table-cell table:style-name="表格2.A1" office:value-type="string">
            <text:p text:style-name="P25"><text:span text:style-name="預設段落字型"><text:span text:style-name="T8">其他</text:span></text:span><text:span text:style-name="預設段落字型"><text:span text:style-name="T5">(</text:span></text:span><text:span text:style-name="預設段落字型"><text:span text:style-name="T11">可依個案需要增加</text:span></text:span><text:span text:style-name="預設段落字型"><text:span text:style-name="T9">檢查項目</text:span></text:span><text:span text:style-name="預設段落字型"><text:span text:style-name="T3">)</text:span></text:span></text:p>
          </table:table-cell>
          <table:table-cell table:style-name="表格2.B1" office:value-type="string">
            <text:p text:style-name="P12"><text:span text:style-name="預設段落字型"><text:span text:style-name="T38">:T</text:span></text:span><text:span text:style-name="預設段落字型"><text:span text:style-name="T39">r</text:span></text:span><text:span text:style-name="預設段落字型"><text:span text:style-name="T43">ue</text:span></text:span><text:span text:style-name="預設段落字型"><text:span text:style-name="T45">9</text:span></text:span></text:p>
          </table:table-cell>
          <table:table-cell table:style-name="表格2.B1" office:value-type="string">
            <text:p text:style-name="P12"><text:span text:style-name="預設段落字型"><text:span text:style-name="T16">:False</text:span></text:span><text:span text:style-name="預設段落字型"><text:span text:style-name="T17">9</text:span></text:span></text:p>
          </table:table-cell>
          <table:table-cell table:style-name="表格2.D1" table:number-columns-spanned="2" office:value-type="string">
            <text:p text:style-name="P40">:Note7</text:p>
          </table:table-cell>
          <table:covered-table-cell/>
        </table:table-row>
        <table:table-row table:style-name="表格2.3">
          <table:table-cell table:style-name="表格2.A3" table:number-columns-spanned="5" office:value-type="string">
            <text:p text:style-name="P8">三、本次檢查待改正事項說明及限期改正期限</text:p>
            <text:p text:style-name="P8"/>
            <text:p text:style-name="P8"/>
            <text:p text:style-name="P8"/>
            <text:p text:style-name="P8">:<text:span text:style-name="T53">MM_Check_Note_Now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8">四、前次檢查須改正事項改正情形說明</text:p>
            <text:p text:style-name="P8"/>
            <text:p text:style-name="P8"/>
            <text:p text:style-name="P8"/>
            <text:p text:style-name="P8">:<text:span text:style-name="T53">MM_Check_Note_Bef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9">五、其他注意事項</text:p>
            <text:p text:style-name="P9"/>
            <text:p text:style-name="P9"/>
            <text:p text:style-name="P9"/>
            <text:p text:style-name="P10">:<text:span text:style-name="T54">No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5">五、查核結果</text:p>
          </table:table-cell>
          <table:table-cell table:style-name="表格2.B6" table:number-columns-spanned="3" office:value-type="string">
            <text:p text:style-name="P11"><text:span text:style-name="預設段落字型"><text:span text:style-name="T38"><text:s text:c="8"/>:</text:span></text:span><text:span text:style-name="預設段落字型"><text:span text:style-name="T41">True</text:span></text:span><text:span text:style-name="預設段落字型"><text:span text:style-name="T42">1</text:span></text:span><text:span text:style-name="預設段落字型"><text:span text:style-name="T41">合格</text:span></text:span></text:p>
          </table:table-cell>
          <table:covered-table-cell/>
          <table:covered-table-cell/>
          <table:table-cell table:style-name="表格2.E6" office:value-type="string">
            <text:p text:style-name="P7"><text:span text:style-name="預設段落字型"><text:span text:style-name="T38">:</text:span></text:span><text:span text:style-name="預設段落字型"><text:span text:style-name="T40">F</text:span></text:span><text:span text:style-name="預設段落字型"><text:span text:style-name="T44">alse</text:span></text:span><text:span text:style-name="預設段落字型"><text:span text:style-name="T46">1</text:span></text:span>不合格</text:p>
          </table:table-cell>
        </table:table-row>
      </table:table>
      <text:p text:style-name="P27"/>
      <text:p text:style-name="P6">五、 相關單位及人員簽名</text:p>
      <text:p text:style-name="P3"><text:span text:style-name="預設段落字型"><text:span text:style-name="T4">(</text:span></text:span><text:span text:style-name="預設段落字型"><text:span text:style-name="T6">一</text:span></text:span><text:span text:style-name="預設段落字型"><text:span text:style-name="T3">)</text:span></text:span><text:span text:style-name="預設段落字型"><text:span text:style-name="T6">查核單位及人員：</text:span></text:span></text:p>
      <text:p text:style-name="P4"><text:span text:style-name="預設段落字型"><text:span text:style-name="T4">(</text:span></text:span><text:span text:style-name="預設段落字型"><text:span text:style-name="T6">二</text:span></text:span><text:span text:style-name="預設段落字型"><text:span text:style-name="T3">)</text:span></text:span><text:span text:style-name="預設段落字型"><text:span text:style-name="T6">會同查核單位及人員：</text:span></text:span></text:p>
      <text:p text:style-name="P4"><text:span text:style-name="預設段落字型"><text:span text:style-name="T4">(</text:span></text:span><text:span text:style-name="預設段落字型"><text:span text:style-name="T6">三</text:span></text:span><text:span text:style-name="預設段落字型"><text:span text:style-name="T3">)</text:span></text:span><text:span text:style-name="預設段落字型"><text:span text:style-name="T6">義務人：</text:span></text:span></text:p>
      <text:p text:style-name="P20"><text:span text:style-name="預設段落字型"><text:span text:style-name="T12">六、使用期間督導查核係屬行政監督查核，依「出流管制設施使用期間定期檢查紀錄表」之項目進行查核， </text:span></text:span><text:span text:style-name="預設段落字型"><text:span text:style-name="T13">屬未抽驗、隱蔽或工程品質部分，應由義務人負責。</text:span></text:span></text:p>
      <text:h text:style-name="P5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2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28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0T17:57:39.594000000</dc:date>
    <meta:editing-cycles>26</meta:editing-cycles>
    <meta:editing-duration>PT3H14M8S</meta:editing-duration>
    <meta:document-statistic meta:table-count="2" meta:image-count="0" meta:object-count="0" meta:page-count="2" meta:paragraph-count="80" meta:word-count="486" meta:character-count="810" meta:non-whitespace-character-count="781"/>
    <meta:user-defined meta:name="Creator">Acrobat PDFMaker 11 Word 版</meta:user-defined>
    <meta:template xlink:type="simple" xlink:actuate="onRequest" xlink:title="" xlink:href="../no18.odt/Normal"/>
  </office:meta>
</office:document-meta>
</file>